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70b" officeooo:paragraph-rsid="0011d70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d70b" officeooo:paragraph-rsid="0011d70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1d70b" officeooo:paragraph-rsid="0011d70b" style:font-weight-asian="bold" style:font-weight-complex="bold"/>
    </style:style>
    <style:style style:name="P4" style:family="paragraph" style:parent-style-name="Standard">
      <style:text-properties officeooo:rsid="0012d261" officeooo:paragraph-rsid="0012d261"/>
    </style:style>
    <style:style style:name="P5" style:family="paragraph" style:parent-style-name="Standard">
      <style:text-properties officeooo:rsid="0012d261" officeooo:paragraph-rsid="001383ae"/>
    </style:style>
    <style:style style:name="P6" style:family="paragraph" style:parent-style-name="Standard">
      <style:text-properties officeooo:rsid="001383ae" officeooo:paragraph-rsid="001383ae"/>
    </style:style>
    <style:style style:name="P7" style:family="paragraph" style:parent-style-name="Standard">
      <style:text-properties officeooo:rsid="00193210" officeooo:paragraph-rsid="001aa1b8"/>
    </style:style>
    <style:style style:name="P8" style:family="paragraph" style:parent-style-name="Standard">
      <style:text-properties officeooo:rsid="001be6e5" officeooo:paragraph-rsid="001be6e5"/>
    </style:style>
    <style:style style:name="P9" style:family="paragraph" style:parent-style-name="Standard">
      <style:text-properties officeooo:rsid="001be6e5" officeooo:paragraph-rsid="001c8015"/>
    </style:style>
    <style:style style:name="T1" style:family="text">
      <style:text-properties officeooo:rsid="001383ae"/>
    </style:style>
    <style:style style:name="T2" style:family="text">
      <style:text-properties officeooo:rsid="00148717"/>
    </style:style>
    <style:style style:name="T3" style:family="text">
      <style:text-properties officeooo:rsid="0014f936"/>
    </style:style>
    <style:style style:name="T4" style:family="text">
      <style:text-properties officeooo:rsid="001aa1b8"/>
    </style:style>
    <style:style style:name="T5" style:family="text">
      <style:text-properties officeooo:rsid="001be6e5"/>
    </style:style>
    <style:style style:name="T6" style:family="text">
      <style:text-properties officeooo:rsid="001c8015"/>
    </style:style>
    <style:style style:name="T7" style:family="text">
      <style:text-properties officeooo:rsid="001dfe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iação de Aplicativos</text:p>
      <text:p text:style-name="P2">(com o Framework CakePHP 3)</text:p>
      <text:p text:style-name="P1"/>
      <text:p text:style-name="P1"/>
      <text:p text:style-name="P4">1) Introdução</text:p>
      <text:p text:style-name="P4"/>
      <text:p text:style-name="P4">1.1) História</text:p>
      <text:p text:style-name="P4"/>
      <text:p text:style-name="P4">1.2) Servidor</text:p>
      <text:p text:style-name="P4"><text:tab/>1.2.1) Local</text:p>
      <text:p text:style-name="P4"><text:tab/><text:tab/>1.2.1.1) Windows com Xampp</text:p>
      <text:p text:style-name="P4"><text:tab/><text:tab/>1.2.1.2) Linux pelos pacotes da distribuição</text:p>
      <text:p text:style-name="P4"><text:tab/>1.2.2) Nas nuvens com o Cloud 9</text:p>
      <text:p text:style-name="P4"><text:tab/>1.2.3) Através do Vagrant</text:p>
      <text:p text:style-name="P4"/>
      <text:p text:style-name="P4">1.3) Conhecimentos Básicos</text:p>
      <text:p text:style-name="P5"><text:tab/>1.3.1) <text:span text:style-name="T1">HTML</text:span></text:p>
      <text:p text:style-name="P5"><text:span text:style-name="T1"><text:tab/>1.3.2) CSS</text:span></text:p>
      <text:p text:style-name="P5"><text:span text:style-name="T1"><text:tab/>1.3.3) JavaScript</text:span></text:p>
      <text:p text:style-name="P5"><text:span text:style-name="T1"><text:tab/>1.3.4) jQuery</text:span></text:p>
      <text:p text:style-name="P5"><text:span text:style-name="T1"><text:tab/>1.3.5) BootStrap</text:span></text:p>
      <text:p text:style-name="P5"><text:span text:style-name="T1"><text:tab/>1.3.6) PHP</text:span></text:p>
      <text:p text:style-name="P5"><text:span text:style-name="T1"><text:tab/>1.3.7) PHP Orientado a Objetos</text:span></text:p>
      <text:p text:style-name="P5"><text:span text:style-name="T1"><text:tab/>1.3.8) Acessando bancos de dados com PDO</text:span></text:p>
      <text:p text:style-name="P6"><text:tab/>1.3.9) Padrões de Projetos</text:p>
      <text:p text:style-name="P6"/>
      <text:p text:style-name="P5"><text:span text:style-name="T1">1.4) Ferramentas</text:span></text:p>
      <text:p text:style-name="P5"><text:span text:style-name="T1"><text:tab/>1.4.1) Editor de programação com suporte a UTF-8</text:span></text:p>
      <text:p text:style-name="P5"><text:span text:style-name="T1"><text:tab/>1.4.2) IDE</text:span></text:p>
      <text:p text:style-name="P5"><text:span text:style-name="T1"><text:tab/>1.4.3) Outras Ferramentas:</text:span></text:p>
      <text:p text:style-name="P5"><text:tab/><text:tab/><text:span text:style-name="T1">1.4.3.1) </text:span><text:s/><text:span text:style-name="T2">PHP Console Br</text:span></text:p>
      <text:p text:style-name="P5"><text:tab/><text:tab/><text:span text:style-name="T2">1.4.3.2) GenerateData Br<text:line-break/><text:tab/><text:tab/>1.4.3.3) Faker<text:line-break/><text:tab/><text:tab/>1.4.3.4) Backup-for-all<text:line-break/>2) Projeto</text:span></text:p>
      <text:p text:style-name="P5"><text:span text:style-name="T3"><text:line-break/>3) Segurança<text:line-break/><text:line-break/>4) Pré-requisitos e Instalação<text:line-break/><text:line-break/>5) Estrutura de Diretórios<text:line-break/><text:line-break/>6) Convenções</text:span></text:p>
      <text:p text:style-name="P5"/>
      <text:p text:style-name="P7">7) Configurações<text:line-break/><text:tab/><text:span text:style-name="T4">7.1) bootstrap.php</text:span></text:p>
      <text:p text:style-name="P7"><text:span text:style-name="T4">7.2) app.php<text:line-break/> 7.3) routes.php</text:span><text:line-break/><text:line-break/>8) Geração de Código com o Bake<text:line-break/><text:line-break/>9) <text:span text:style-name="T5">Redirecionamento</text:span></text:p>
      <text:p text:style-name="P8"><text:soft-page-break/>10) <text:span text:style-name="T6">Controller</text:span></text:p>
      <text:p text:style-name="P8"><text:span text:style-name="T6"><text:tab/>10.1) Controller pai AppController.php</text:span></text:p>
      <text:p text:style-name="P9"><text:tab/><text:span text:style-name="T6">10.2) Controllers filhos<text:line-break/><text:tab/>10.3) Components<text:line-break/><text:tab/><text:tab/>10.3.1) Auth<text:line-break/><text:tab/><text:tab/>10.3.2) Control<text:line-break/></text:span></text:p>
      <text:p text:style-name="P9"><text:span text:style-name="T6">11) Model</text:span></text:p>
      <text:p text:style-name="P8"><text:tab/><text:span text:style-name="T6">11.1) Entity<text:line-break/><text:tab/><text:tab/>Hasher com Bcrypt<text:line-break/><text:tab/>11.2) Table<text:line-break/><text:tab/><text:tab/>Validações</text:span></text:p>
      <text:p text:style-name="P9"><text:tab/><text:span text:style-name="T6">11.3) Behavior<text:line-break/><text:tab/>11.4) QueryBuilder<text:line-break/><text:line-break/>12) View<text:line-break/><text:tab/>12.1) Template<text:line-break/><text:tab/><text:tab/>12.1.1) Element<text:line-break/><text:tab/><text:tab/>12.1.2) Layout<text:line-break/><text:tab/><text:tab/>12.1.3) Helpers<text:line-break/><text:tab/><text:tab/><text:tab/>12.1.3.1) Form<text:line-break/><text:tab/><text:tab/><text:tab/>12.1.3.2) Html<text:line-break/><text:tab/><text:tab/><text:tab/>12.1.3.3) Numebr<text:line-break/><text:line-break/>13) Plugins<text:line-break/><text:tab/>13.1) Acl<text:line-break/><text:tab/>13.2) cake-control<text:line-break/><text:tab/>13.3) Localized<text:line-break/><text:tab/>13.4) Migrations<text:line-break/><text:line-break/>14) webroot<text:line-break/><text:line-break/>15) Testes no CakePHP 3<text:line-break/><text:line-break/>16) CakePHP 3 com SGBDs:<text:line-break/><text:tab/>16.1) MySQL<text:line-break/><text:tab/>16.2) PostgreSQL<text:line-break/><text:tab/>116.3) SQLite<text:line-break/><text:line-break/>17) Criação de Aplicativos com o CakePHP 3</text:span></text:p>
      <text:p text:style-name="P9"><text:tab/><text:span text:style-name="T7">17.1) Resumo dos tutoriais de criação de aplicativos do site do Cake<text:line-break/><text:tab/>17.2) Criação de aplicativo do zero, sem o uso do Bake<text:line-break/><text:tab/>17.3) Criação de um aplicativo com apenas uma tabela (clientes)<text:line-break/><text:tab/>17.4) Criação de aplicativo com duas tabelas relacionadas (clientes e users)<text:line-break/><text:tab/>17.5) Implementação do controle de acesso no aplicativo anterior usando o plugin cake-control<text:line-break/><text:tab/>17.6) Criação de um aplicativo para gerenciamento de condomínio<text:line-break/><text:line-break/>18) Outros Recursos Importantes<text:line-break/><text:tab/>18.1) Usando o método displayField()<text:line-break/><text:tab/>18.2) Internacionalização<text:line-break/><text:tab/>18.3) Usando alguns Helpers: Form, Html e Number<text:line-break/><text:tab/>18.4) Implementando Validações<text:line-break/></text:span><text:soft-page-break/><text:span text:style-name="T7"><text:tab/>18.5) Implementando criptografia de senhas com Bcrypt<text:line-break/><text:tab/>18.6) Implementando Busca<text:line-break/><text:tab/>18.7) Tradução manual de strings no template do Bake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0-14T09:40:48.185317678</meta:creation-date>
    <dc:date>2016-10-14T10:09:42.474669312</dc:date>
    <dc:creator>Ribamar FS</dc:creator>
    <meta:editing-duration>PT28M47S</meta:editing-duration>
    <meta:editing-cycles>16</meta:editing-cycles>
    <meta:generator>LibreOffice/5.0.3.2$Linux_X86_64 LibreOffice_project/00m0$Build-2</meta:generator>
    <meta:document-statistic meta:table-count="0" meta:image-count="0" meta:object-count="0" meta:page-count="3" meta:paragraph-count="36" meta:word-count="313" meta:character-count="2204" meta:non-whitespace-character-count="1830"/>
  </office:meta>
</office:document-meta>
</file>